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40000015BE25AE356CF30ADDE.png" manifest:media-type="image/png"/>
  <manifest:file-entry manifest:full-path="Pictures/10000201000000080000003A78D046C71D4D5E3A.png" manifest:media-type="image/png"/>
  <manifest:file-entry manifest:full-path="Pictures/10000201000000B5000000A6E9C6F2D0462EBD3B.png" manifest:media-type="image/png"/>
  <manifest:file-entry manifest:full-path="Pictures/10000201000000B7000000AB1AFF1B1834B9C0EB.png" manifest:media-type="image/png"/>
  <manifest:file-entry manifest:full-path="Pictures/100002010000005000000016EC7B0A1DCDFA2CD4.png" manifest:media-type="image/png"/>
  <manifest:file-entry manifest:full-path="Pictures/10000201000000DD000000CF5C8A04B88AAD5458.png" manifest:media-type="image/png"/>
  <manifest:file-entry manifest:full-path="Pictures/100002010000014A000000D71B472C281782E5D2.png" manifest:media-type="image/png"/>
  <manifest:file-entry manifest:full-path="Pictures/10000201000000A3000000C5D6F39B21A730E929.png" manifest:media-type="image/png"/>
  <manifest:file-entry manifest:full-path="Pictures/100002010000002400000041272A54DAE54AF1B1.png" manifest:media-type="image/png"/>
  <manifest:file-entry manifest:full-path="Pictures/10000201000000170000001DE695F7CFA12892EE.png" manifest:media-type="image/png"/>
  <manifest:file-entry manifest:full-path="Pictures/100002010000045800000362C6C73518D0A012D4.png" manifest:media-type="image/png"/>
  <manifest:file-entry manifest:full-path="Pictures/1000020100000127000000FE26C5668593E6DA86.png" manifest:media-type="image/png"/>
  <manifest:file-entry manifest:full-path="Pictures/100002010000009100000027E5881F339C8EEE1F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0520000011201EAB11E9B71BC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31cm" fo:min-width="3.723cm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svg:stroke-width="0.051cm" svg:stroke-color="#00aaad" draw:marker-start-width="0.355cm" draw:marker-end-width="0.355cm" draw:textarea-horizontal-align="justify" draw:textarea-vertical-align="middle" draw:auto-grow-height="false" fo:min-height="14.559cm" fo:min-width="8.46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aaad" draw:marker-start-width="0.355cm" draw:marker-end-width="0.355cm" draw:textarea-horizontal-align="justify" draw:textarea-vertical-align="middle" draw:auto-grow-height="false" fo:min-height="14.559cm" fo:min-width="13.43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881cm" fo:min-width="1.407cm" draw:shadow="hidden" draw:shadow-offset-x="0.203cm" draw:shadow-offset-y="0.203cm" draw:shadow-opacity="100%"/>
    </style:style>
    <style:style style:name="gr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10" style:family="graphic" style:parent-style-name="standard">
      <style:graphic-properties draw:textarea-horizontal-align="justify" draw:textarea-vertical-align="middle" draw:auto-grow-height="false" fo:min-height="8.767cm" fo:min-width="3.945cm"/>
    </style:style>
    <style:style style:name="gr11" style:family="graphic" style:parent-style-name="standard">
      <style:graphic-properties draw:textarea-horizontal-align="justify" draw:textarea-vertical-align="middle" draw:auto-grow-height="false" fo:min-height="8.767cm" fo:min-width="4.072cm"/>
    </style:style>
    <style:style style:name="gr12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8.417cm"/>
    </style:style>
    <style:style style:name="gr13" style:family="graphic" style:parent-style-name="standard">
      <style:graphic-properties draw:textarea-horizontal-align="justify" draw:textarea-vertical-align="middle" draw:auto-grow-height="false" fo:min-height="3.687cm" fo:min-width="8.771cm"/>
    </style:style>
    <style:style style:name="gr14" style:family="graphic" style:parent-style-name="standard">
      <style:graphic-properties draw:textarea-horizontal-align="justify" draw:textarea-vertical-align="middle" draw:auto-grow-height="false" fo:min-height="5.719cm" fo:min-width="6.685cm"/>
    </style:style>
    <style:style style:name="gr1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8" style:family="graphic" style:parent-style-name="standard">
      <style:graphic-properties draw:stroke="none" svg:stroke-color="#000000" draw:fill="none" draw:fill-color="#ffffff" fo:min-height="0.319cm"/>
    </style:style>
    <style:style style:name="gr1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191cm" draw:shadow="hidden" draw:shadow-offset-x="0.203cm" draw:shadow-offset-y="0.203cm" draw:shadow-opacity="100%"/>
    </style:style>
    <style:style style:name="gr2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384cm" draw:shadow="hidden" draw:shadow-offset-x="0.203cm" draw:shadow-offset-y="0.203cm" draw:shadow-opacity="100%"/>
    </style:style>
    <style:style style:name="gr2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cm" draw:shadow="hidden" draw:shadow-offset-x="0.203cm" draw:shadow-offset-y="0.203cm" draw:shadow-opacity="100%"/>
    </style:style>
    <style:style style:name="gr2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cm" draw:shadow="hidden" draw:shadow-offset-x="0.203cm" draw:shadow-offset-y="0.203cm" draw:shadow-opacity="100%"/>
    </style:style>
    <style:style style:name="gr2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cm" fo:min-width="0cm" draw:shadow="hidden" draw:shadow-offset-x="0.203cm" draw:shadow-offset-y="0.203cm" draw:shadow-opacity="100%"/>
    </style:style>
    <style:style style:name="gr2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451cm" draw:shadow="hidden" draw:shadow-offset-x="0.203cm" draw:shadow-offset-y="0.203cm" draw:shadow-opacity="100%"/>
    </style:style>
    <style:style style:name="gr27" style:family="graphic" style:parent-style-name="Object_20_with_20_no_20_fill_20_and_20_no_20_line">
      <style:graphic-properties draw:stroke="solid" svg:stroke-color="#00a65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8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style:font-name="FreeSans" fo:font-size="10pt" fo:font-weight="normal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FreeSans" fo:font-size="10pt" fo:font-weight="normal" style:font-size-asian="18pt" style:font-size-complex="18pt"/>
    </style:style>
    <style:style style:name="T4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19cm" svg:height="5.423cm" svg:x="2.888cm" svg:y="9.355cm">
          <draw:image xlink:href="Pictures/100002010000045800000362C6C73518D0A012D4.png" xlink:type="simple" xlink:show="embed" xlink:actuate="onLoad">
            <text:p/>
          </draw:image>
        </draw:frame>
        <draw:frame draw:style-name="gr2" draw:text-style-name="P2" draw:layer="layout" svg:width="0.635cm" svg:height="0.479cm" svg:x="2.143cm" svg:y="11.824cm">
          <draw:image xlink:href="Pictures/10000201000000170000001DE695F7CFA12892EE.png" xlink:type="simple" xlink:show="embed" xlink:actuate="onLoad">
            <text:p/>
          </draw:image>
        </draw:frame>
        <draw:frame draw:style-name="gr2" draw:text-style-name="P2" draw:layer="layout" svg:width="5.486cm" svg:height="0.889cm" svg:x="6.112cm" svg:y="15.081cm">
          <draw:image xlink:href="Pictures/100002010000009100000027E5881F339C8EEE1F.png" xlink:type="simple" xlink:show="embed" xlink:actuate="onLoad">
            <text:p/>
          </draw:image>
        </draw:frame>
        <draw:custom-shape draw:style-name="gr3" draw:text-style-name="P3" draw:layer="layout" svg:width="4.223cm" svg:height="0.381cm" svg:x="16.367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4cm" svg:height="12.192cm" svg:x="10.652cm" svg:y="2.905cm">
          <draw:image xlink:href="Pictures/100002010000001C000001FF811A16683DC46ACE.png" xlink:type="simple" xlink:show="embed" xlink:actuate="onLoad">
            <text:p/>
          </draw:image>
        </draw:frame>
        <draw:frame draw:style-name="gr2" draw:text-style-name="P2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custom-shape draw:style-name="gr4" draw:text-style-name="P4" draw:layer="layout" svg:width="0.635cm" svg:height="0.635cm" svg:x="4.5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172cm" svg:y="14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169cm" svg:height="7.249cm" svg:x="10.515cm" svg:y="1.635cm">
          <draw:image xlink:href="Pictures/10000201000000520000011201EAB11E9B71BC4F.png" xlink:type="simple" xlink:show="embed" xlink:actuate="onLoad">
            <text:p/>
          </draw:image>
        </draw:frame>
        <draw:custom-shape draw:style-name="gr5" draw:text-style-name="P1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987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112cm" svg:height="1.016cm" svg:x="12.684cm" svg:y="1.254cm">
          <draw:text-box>
            <text:p><text:span text:style-name="T1">Do</text:span><text:span text:style-name="T1">wn</text:span><text:span text:style-name="T1">str</text:span><text:span text:style-name="T1">ea</text:span><text:span text:style-name="T1">m </text:span><text:span text:style-name="T1">An</text:span><text:span text:style-name="T1">aly</text:span><text:span text:style-name="T1">sis</text:span></text:p>
          </draw:text-box>
        </draw:frame>
        <draw:frame draw:style-name="gr2" draw:text-style-name="P2" draw:layer="layout" svg:width="4.312cm" svg:height="5.361cm" svg:x="11.674cm" svg:y="2.397cm">
          <draw:image xlink:href="Pictures/10000201000000A3000000C5D6F39B21A730E929.png" xlink:type="simple" xlink:show="embed" xlink:actuate="onLoad">
            <text:p/>
          </draw:image>
        </draw:frame>
        <draw:frame draw:style-name="gr2" draw:text-style-name="P2" draw:layer="layout" svg:width="4.191cm" svg:height="3.683cm" svg:x="11.668cm" svg:y="7.731cm">
          <draw:image xlink:href="Pictures/100002010000014A000000D71B472C281782E5D2.png" xlink:type="simple" xlink:show="embed" xlink:actuate="onLoad">
            <text:p/>
          </draw:image>
        </draw:frame>
        <draw:frame draw:style-name="gr2" draw:text-style-name="P2" draw:layer="layout" svg:width="4.251cm" svg:height="3.71cm" svg:x="16.367cm" svg:y="3.032cm">
          <draw:image xlink:href="Pictures/10000201000000DD000000CF5C8A04B88AAD5458.png" xlink:type="simple" xlink:show="embed" xlink:actuate="onLoad">
            <text:p/>
          </draw:image>
        </draw:frame>
        <draw:frame draw:style-name="gr2" draw:text-style-name="P2" draw:layer="layout" svg:width="4.335cm" svg:height="4.064cm" svg:x="16.35cm" svg:y="7.096cm">
          <draw:image xlink:href="Pictures/1000020100000127000000FE26C5668593E6DA86.png" xlink:type="simple" xlink:show="embed" xlink:actuate="onLoad">
            <text:p/>
          </draw:image>
        </draw:frame>
        <draw:custom-shape draw:style-name="gr8" draw:text-style-name="P6" draw:layer="layout" svg:width="1.907cm" svg:height="2.131cm" draw:transform="skewX (-0.0205948851735331) translate (19.117cm 4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98cm" svg:height="1.261cm" svg:x="18.209cm" svg:y="5.808cm">
          <draw:image xlink:href="Pictures/100002010000002400000041272A54DAE54AF1B1.png" xlink:type="simple" xlink:show="embed" xlink:actuate="onLoad">
            <text:p/>
          </draw:image>
        </draw:frame>
        <draw:frame draw:style-name="gr2" draw:text-style-name="P7" draw:layer="layout" svg:width="1.396cm" svg:height="0.33cm" svg:x="17.765cm" svg:y="2.702cm">
          <draw:image xlink:href="Pictures/100002010000005000000016EC7B0A1DCDFA2CD4.png" xlink:type="simple" xlink:show="embed" xlink:actuate="onLoad">
            <text:p/>
          </draw:image>
        </draw:frame>
        <draw:custom-shape draw:style-name="gr9" draw:text-style-name="P6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9.017cm" svg:x="11.541cm" svg:y="2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572cm" svg:height="9.017cm" svg:x="16.24cm" svg:y="2.5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8.917cm" svg:height="0.425cm" svg:x="11.641cm" svg:y="11.751cm">
          <text:p text:style-name="P1"><text:span text:style-name="T2">Visualizatio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42cm" svg:height="3.048cm" svg:x="11.668cm" svg:y="12.328cm">
          <draw:image xlink:href="Pictures/10000201000000B5000000A6E9C6F2D0462EBD3B.png" xlink:type="simple" xlink:show="embed" xlink:actuate="onLoad">
            <text:p/>
          </draw:image>
        </draw:frame>
        <draw:frame draw:style-name="gr2" draw:text-style-name="P2" draw:layer="layout" svg:width="4.587cm" svg:height="3.175cm" svg:x="16.113cm" svg:y="12.303cm">
          <draw:image xlink:href="Pictures/10000201000000B7000000AB1AFF1B1834B9C0EB.png" xlink:type="simple" xlink:show="embed" xlink:actuate="onLoad">
            <text:p/>
          </draw:image>
        </draw:frame>
        <draw:custom-shape draw:style-name="gr13" draw:text-style-name="P1" draw:layer="layout" svg:width="9.271cm" svg:height="3.937cm" svg:x="11.541cm" svg:y="11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295cm" svg:height="0.508cm" draw:transform="skewX (-0.0216420827247297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74cm" svg:height="6.731cm" draw:transform="skewX (0.0015707963267949) translate (1.784cm 5.191cm)">
          <draw:image xlink:href="Pictures/100002010000001C000001FF811A16683DC46ACE.png" xlink:type="simple" xlink:show="embed" xlink:actuate="onLoad">
            <text:p/>
          </draw:image>
        </draw:frame>
        <draw:frame draw:style-name="gr16" draw:text-style-name="P9" draw:layer="layout" svg:width="5.588cm" svg:height="0.889cm" draw:transform="rotate (1.5694000633933) translate (1.6cm 9.889cm)">
          <draw:text-box>
            <text:p><text:span text:style-name="T3">Prior Information</text:span></text:p>
          </draw:text-box>
        </draw:frame>
        <draw:frame draw:style-name="gr7" draw:text-style-name="P5" draw:layer="layout" svg:width="4.82cm" svg:height="1.016cm" svg:x="4.084cm" svg:y="1.254cm">
          <draw:text-box>
            <text:p><text:span text:style-name="T1">Sphetcher</text:span></text:p>
          </draw:text-box>
        </draw:frame>
        <draw:frame draw:style-name="gr2" draw:text-style-name="P2" draw:layer="layout" svg:width="0.178cm" svg:height="0.721cm" svg:x="2.016cm" svg:y="11.414cm">
          <draw:image xlink:href="Pictures/10000201000000080000003A78D046C71D4D5E3A.png" xlink:type="simple" xlink:show="embed" xlink:actuate="onLoad">
            <text:p/>
          </draw:image>
        </draw:frame>
        <draw:custom-shape draw:style-name="gr4" draw:text-style-name="P4" draw:layer="layout" svg:width="0.635cm" svg:height="0.635cm" svg:x="9.08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5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2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798cm" svg:height="0.607cm" draw:transform="skewX (-0.0214675497995302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1.524cm" svg:height="0.569cm" svg:x="5.14cm" svg:y="2.524cm">
          <draw:text-box>
            <text:p><text:span text:style-name="T4">Genes</text:span></text:p>
          </draw:text-box>
        </draw:frame>
        <draw:frame draw:style-name="gr18" draw:text-style-name="P10" draw:layer="layout" svg:width="1.524cm" svg:height="0.569cm" draw:transform="rotate (1.54967784284577) translate (2.302cm 5.565cm)">
          <draw:text-box>
            <text:p><text:span text:style-name="T4">Cells</text:span></text:p>
          </draw:text-box>
        </draw:frame>
        <draw:custom-shape draw:style-name="gr4" draw:text-style-name="P4" draw:layer="layout" svg:width="0.635cm" svg:height="0.635cm" svg:x="4.194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9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013cm" svg:y="9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213cm" svg:y="9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59cm" svg:height="0.635cm" draw:transform="skewX (-0.0204203522483337) translate (7.875cm 1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35cm" svg:height="0.635cm" svg:x="4.4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426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826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326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372cm" svg:y="14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696cm" svg:y="12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6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096cm" svg:y="12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2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8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5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1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6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196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5.896cm" svg:y="1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9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5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096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1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996cm" svg:y="11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996cm" svg:y="11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096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896cm" svg:y="1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696cm" svg:y="12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196cm" svg:y="11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296cm" svg:y="1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3.633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5.1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4.794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5.3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294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5.7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194cm" svg:y="11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5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6.894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4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7.4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094cm" svg:y="10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094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694cm" svg:y="1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49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8.994cm" svg:y="11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9.2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691cm" svg:height="0.517cm" draw:transform="skewX (-0.0204203522483337) translate (4.319cm 10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884cm" svg:height="0.635cm" draw:transform="skewX (-0.0204203522483336) translate (6.08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0.884cm" svg:height="0.635cm" draw:transform="skewX (-0.0204203522483336) translate (5.708cm 11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0.384cm" svg:height="0.381cm" draw:transform="skewX (-0.0204203522483336) translate (4.446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0.384cm" svg:height="0.381cm" draw:transform="skewX (-0.0204203522483336) translate (2.895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252cm" svg:height="0.254cm" draw:transform="skewX (-0.0204203522483337) translate (7.748cm 11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0.252cm" svg:height="0.254cm" draw:transform="skewX (-0.0204203522483337) translate (7.748cm 11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0.384cm" svg:height="0.381cm" draw:transform="skewX (-0.0204203522483336) translate (6.21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0.135cm" svg:height="0.127cm" draw:transform="skewX (-0.0204203522483337) translate (3.927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0.951cm" svg:height="0.517cm" draw:transform="skewX (-0.0204203522483337) translate (16.317cm 9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" draw:layer="layout" svg:width="5.842cm" svg:height="3.937cm" svg:x="2.795cm" svg:y="3.094cm">
          <draw:image xlink:href="Pictures/10000201000000E40000015BE25AE356CF30ADDE.png" xlink:type="simple" xlink:show="embed" xlink:actuate="onLoad">
            <text:p/>
          </draw:image>
        </draw:frame>
        <draw:frame draw:style-name="gr27" draw:text-style-name="P1" draw:layer="layout" svg:width="5.842cm" svg:height="3.937cm" svg:x="3.195cm" svg:y="3.395cm">
          <draw:image xlink:href="Pictures/10000201000000E40000015BE25AE356CF30ADDE.png" xlink:type="simple" xlink:show="embed" xlink:actuate="onLoad">
            <text:p/>
          </draw:image>
        </draw:frame>
        <draw:frame draw:style-name="gr27" draw:text-style-name="P1" draw:layer="layout" svg:width="5.842cm" svg:height="3.937cm" svg:x="3.595cm" svg:y="3.796cm">
          <draw:image xlink:href="Pictures/10000201000000E40000015BE25AE356CF30AD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5.036cm" fo:margin-left="0.89cm" fo:margin-right="0.1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6.0.7.3.0$Linux_X86_64 LibreOffice_project/00$Build-3</meta:generator>
    <dc:date>2019-11-15T15:47:12.766146787</dc:date>
    <meta:editing-duration>PT1H5M40S</meta:editing-duration>
    <meta:editing-cycles>22</meta:editing-cycles>
    <meta:document-statistic meta:object-count="100"/>
  </office:meta>
</office:document-meta>
</file>